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WenQuanYi Micro Hei" fo:font-size="12pt" officeooo:paragraph-rsid="000e3b17" style:font-name-asian="WenQuanYi Micro Hei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WenQuanYi Micro Hei" fo:font-size="12pt" officeooo:paragraph-rsid="000e3b17" style:font-name-asian="WenQuanYi Micro Hei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WenQuanYi Micro Hei" fo:font-size="12pt" officeooo:paragraph-rsid="001fd721" style:font-name-asian="WenQuanYi Micro Hei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WenQuanYi Micro Hei" fo:font-size="12pt" officeooo:paragraph-rsid="002466c6" style:font-name-asian="WenQuanYi Micro Hei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WenQuanYi Micro Hei" fo:font-size="12pt" officeooo:paragraph-rsid="00252087" style:font-name-asian="WenQuanYi Micro Hei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WenQuanYi Micro Hei" fo:font-size="12pt" officeooo:paragraph-rsid="00268260" style:font-name-asian="WenQuanYi Micro Hei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WenQuanYi Micro Hei" fo:font-size="12pt" officeooo:paragraph-rsid="00282706" style:font-name-asian="WenQuanYi Micro Hei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WenQuanYi Micro Hei" fo:font-size="12pt" officeooo:paragraph-rsid="0033b4c9" style:font-name-asian="WenQuanYi Micro Hei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WenQuanYi Micro Hei" fo:font-size="12pt" officeooo:paragraph-rsid="0039b9c9" style:font-name-asian="WenQuanYi Micro Hei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WenQuanYi Micro Hei" fo:font-size="12pt" officeooo:paragraph-rsid="003eb778" style:font-name-asian="WenQuanYi Micro Hei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WenQuanYi Micro Hei" fo:font-size="12pt" officeooo:paragraph-rsid="003edce2" style:font-name-asian="WenQuanYi Micro Hei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WenQuanYi Micro Hei" fo:font-size="12pt" fo:font-weight="bold" officeooo:paragraph-rsid="00252087" style:font-name-asian="WenQuanYi Micro Hei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WenQuanYi Micro Hei" fo:font-size="12pt" fo:font-weight="bold" officeooo:paragraph-rsid="002bbeaa" style:font-name-asian="WenQuanYi Micro Hei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WenQuanYi Micro Hei" fo:font-size="12pt" fo:font-weight="bold" officeooo:paragraph-rsid="00425322" style:font-name-asian="WenQuanYi Micro Hei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WenQuanYi Micro Hei" fo:font-size="12pt" fo:font-weight="bold" officeooo:paragraph-rsid="0045609a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0cbfdb"/>
    </style:style>
    <style:style style:name="T2" style:family="text">
      <style:text-properties officeooo:rsid="000f1e66"/>
    </style:style>
    <style:style style:name="T3" style:family="text">
      <style:text-properties officeooo:rsid="000fed8d"/>
    </style:style>
    <style:style style:name="T4" style:family="text">
      <style:text-properties officeooo:rsid="00110925"/>
    </style:style>
    <style:style style:name="T5" style:family="text">
      <style:text-properties officeooo:rsid="001a8489"/>
    </style:style>
    <style:style style:name="T6" style:family="text">
      <style:text-properties officeooo:rsid="001bc1c1"/>
    </style:style>
    <style:style style:name="T7" style:family="text">
      <style:text-properties officeooo:rsid="001f3d75"/>
    </style:style>
    <style:style style:name="T8" style:family="text">
      <style:text-properties officeooo:rsid="001fd721"/>
    </style:style>
    <style:style style:name="T9" style:family="text">
      <style:text-properties officeooo:rsid="0020f3c3"/>
    </style:style>
    <style:style style:name="T10" style:family="text">
      <style:text-properties officeooo:rsid="002466c6"/>
    </style:style>
    <style:style style:name="T11" style:family="text">
      <style:text-properties officeooo:rsid="00252087"/>
    </style:style>
    <style:style style:name="T12" style:family="text">
      <style:text-properties officeooo:rsid="00268260"/>
    </style:style>
    <style:style style:name="T13" style:family="text">
      <style:text-properties officeooo:rsid="00282706"/>
    </style:style>
    <style:style style:name="T14" style:family="text">
      <style:text-properties officeooo:rsid="00290468"/>
    </style:style>
    <style:style style:name="T15" style:family="text">
      <style:text-properties officeooo:rsid="002aec0b"/>
    </style:style>
    <style:style style:name="T16" style:family="text">
      <style:text-properties officeooo:rsid="002bbeaa"/>
    </style:style>
    <style:style style:name="T17" style:family="text">
      <style:text-properties officeooo:rsid="003040d0"/>
    </style:style>
    <style:style style:name="T18" style:family="text">
      <style:text-properties officeooo:rsid="00321f8a"/>
    </style:style>
    <style:style style:name="T19" style:family="text">
      <style:text-properties officeooo:rsid="0033b4c9"/>
    </style:style>
    <style:style style:name="T20" style:family="text">
      <style:text-properties officeooo:rsid="0036d29d"/>
    </style:style>
    <style:style style:name="T21" style:family="text">
      <style:text-properties officeooo:rsid="0038b8f5"/>
    </style:style>
    <style:style style:name="T22" style:family="text">
      <style:text-properties officeooo:rsid="0039b9c9"/>
    </style:style>
    <style:style style:name="T23" style:family="text">
      <style:text-properties officeooo:rsid="003c39e3"/>
    </style:style>
    <style:style style:name="T24" style:family="text">
      <style:text-properties officeooo:rsid="003eb778"/>
    </style:style>
    <style:style style:name="T25" style:family="text">
      <style:text-properties officeooo:rsid="003edce2"/>
    </style:style>
    <style:style style:name="T26" style:family="text">
      <style:text-properties officeooo:rsid="003f2523"/>
    </style:style>
    <style:style style:name="T27" style:family="text">
      <style:text-properties officeooo:rsid="00425322"/>
    </style:style>
    <style:style style:name="T28" style:family="text">
      <style:text-properties officeooo:rsid="0044df6a"/>
    </style:style>
    <style:style style:name="T29" style:family="text">
      <style:text-properties officeooo:rsid="0045609a"/>
    </style:style>
    <style:style style:name="T30" style:family="text">
      <style:text-properties officeooo:rsid="0045a43e"/>
    </style:style>
    <style:style style:name="T31" style:family="text">
      <style:text-properties officeooo:rsid="00476f79"/>
    </style:style>
    <style:style style:name="T32" style:family="text">
      <style:text-properties officeooo:rsid="00480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<text:span text:style-name="T3">Code Less. Create More.</text:span>”<text:span text:style-name="T4">言简意赅，道出了Qt的核心理念。</text:span>Qt是一个跨平台的应用程序和UI<text:span text:style-name="T1">的</text:span>框架，支持C++和一种类似CSS、JavaScript的QML语言，Qt Creator便是供Qt开发者使用的IDE，而Qt云服务则为Qt应用程序提供了<text:span text:style-name="T2">实时的后端特性支持。</text:span></text:p>
      <text:p text:style-name="P1"/>
      <text:p text:style-name="P1">Qt Quick是Qt中一项现代化的UI技术，使用它可以把描述性的UI设计和命令式的业务逻辑分开，应用程序的表示层可以不再使用传统的C++ API，取而代之的是Qt特有的描述性语言——QML。</text:p>
      <text:p text:style-name="P2"/>
      <text:p text:style-name="P4">Qt Quick模块是编写QML应用程序的标准库，它提供了使用QML创建UI时需要的所有东西，比如说可视化的canvas<text:span text:style-name="T5">（有自己的坐标系统和渲染引擎）</text:span>和一些基本类型，例如，可视化组件，用户输入响应，数据模型与视图，对象实例化延迟等<text:span text:style-name="T6">，更为重要的是一些UI装饰，例如</text:span><text:span text:style-name="T7">，动画</text:span><text:span text:style-name="T8">、状态迁移、3D效果图、多点触控手势</text:span><text:span text:style-name="T9">、OpenGL渲染、粒子效果等。</text:span></text:p>
      <text:p text:style-name="P2"/>
      <text:p text:style-name="P5">Qt QML模块提供了使用QML语言开发应用程序及库的框架，定义并实现了QML语言及引擎的基础架构，还提供了QML API<text:span text:style-name="T10">、C++ API来</text:span>用JavaScript<text:span text:style-name="T10">、</text:span>C++对QML语言进行扩展<text:span text:style-name="T10">。</text:span></text:p>
      <text:p text:style-name="P2"/>
      <text:p text:style-name="P13"><text:span text:style-name="T11">1、基础</text:span></text:p>
      <text:p text:style-name="P6"><text:span text:style-name="T12">(1) </text:span><text:span text:style-name="T11">C++头文件</text:span></text:p>
      <text:p text:style-name="P7"><text:span text:style-name="T12">#include &lt;QtQml&gt;</text:span></text:p>
      <text:p text:style-name="P7"><text:span text:style-name="T12">(2) .qml文件导入</text:span></text:p>
      <text:p text:style-name="P7"><text:span text:style-name="T12">import QtQuick 2.3</text:span></text:p>
      <text:p text:style-name="P8"><text:span text:style-name="T13">(3) .</text:span><text:span text:style-name="T14">pro文件（用到了qmake）</text:span></text:p>
      <text:p text:style-name="P6"><text:span text:style-name="T11">QT </text:span><text:span text:style-name="T15">+= qml</text:span></text:p>
      <text:p text:style-name="P6"><text:span text:style-name="T15"/></text:p>
      <text:p text:style-name="P14"><text:span text:style-name="T16">2、QML类型</text:span></text:p>
      <text:p text:style-name="P9"><text:span text:style-name="T17">(1) QML语言内建了一些基本类型</text:span><text:span text:style-name="T18">，如int</text:span><text:span text:style-name="T19">、bool、real、double、string、url、list、var、</text:span></text:p>
      <text:p text:style-name="P9"><text:span text:style-name="T19">enumeration等。</text:span></text:p>
      <text:p text:style-name="P10"><text:span text:style-name="T19">(2) Qt Quick模块扩展了一些基本类型</text:span><text:span text:style-name="T20">，如color</text:span><text:span text:style-name="T21">、font、matrix4x4、quaternion、</text:span></text:p>
      <text:p text:style-name="P10"><text:span text:style-name="T21">vector</text:span><text:span text:style-name="T22">2d、vector3d、vector4d、date、point、size、rect等。</text:span></text:p>
      <text:p text:style-name="P11"><text:span text:style-name="T23">(3) QML对象类型如</text:span><text:span text:style-name="T24">Date、Number、String、Component、QtObject、Qt、Locale、</text:span></text:p>
      <text:p text:style-name="P11"><text:span text:style-name="T24">Binding、Connections、Instantiator、Timer等。</text:span></text:p>
      <text:p text:style-name="P12"><text:span text:style-name="T25">(4) 自定义类型，可以在QML文件中自定义</text:span><text:span text:style-name="T26">，也可以在C++文件中自定义。</text:span></text:p>
      <text:p text:style-name="P12"><text:span text:style-name="T26"/></text:p>
      <text:p text:style-name="P15"><text:span text:style-name="T27">3、QML模型</text:span></text:p>
      <text:p text:style-name="P6"><text:span text:style-name="T11">QML模型如ListModel</text:span><text:span text:style-name="T28">、ListElement等。</text:span></text:p>
      <text:p text:style-name="P6"><text:span text:style-name="T28"/></text:p>
      <text:p text:style-name="P16"><text:span text:style-name="T29">4、混合编程</text:span></text:p>
      <text:p text:style-name="P6"><text:span text:style-name="T11">QML应用程序可以内嵌</text:span><text:span text:style-name="T30">JavaScript，与C++混合编程</text:span><text:span text:style-name="T31">，用OpenGL渲染</text:span><text:span text:style-name="T32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11T17:13:13</meta:creation-date>
    <dc:date>2014-11-13T17:24:40</dc:date>
    <dc:creator>hanjunjie </dc:creator>
    <meta:editing-duration>PT3H3M34S</meta:editing-duration>
    <meta:editing-cycles>66</meta:editing-cycles>
    <meta:generator>LibreOffice/4.0.2.2$Linux_X86_64 LibreOffice_project/400m0$Build-2</meta:generator>
    <meta:document-statistic meta:table-count="0" meta:image-count="0" meta:object-count="0" meta:page-count="1" meta:paragraph-count="23" meta:word-count="593" meta:character-count="1000" meta:non-whitespace-character-count="977"/>
  </office:meta>
</office:document-meta>
</file>